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mment Coudre un bouton :<text:s/></text:p>
      <text:p text:style-name="Normal"/>
      <text:p text:style-name="Normal">**Matériel nécessaire :**</text:p>
      <text:p text:style-name="Normal">1. Aiguille à coudre</text:p>
      <text:p text:style-name="Normal">2. Fil assorti</text:p>
      <text:p text:style-name="Normal">3. Bouton</text:p>
      <text:p text:style-name="Normal">4. Ciseaux</text:p>
      <text:p text:style-name="Normal">5. Éventuellement, une épingle à nourrice</text:p>
      <text:p text:style-name="Normal"/>
      <text:p text:style-name="Normal">**Étapes :**</text:p>
      <text:p text:style-name="Normal"/>
      <text:p text:style-name="Normal">1. **Préparez le fil :**</text:p>
      <text:p text:style-name="Normal"><text:s text:c="3"/>- Choisissez un fil qui correspond à la couleur du tissu ou du bouton. La longueur du fil ne doit pas être trop longue pour éviter qu'il ne s'emmêle.</text:p>
      <text:p text:style-name="Normal"/>
      <text:p text:style-name="Normal">2. **Doublez le fil :**</text:p>
      <text:p text:style-name="Normal"><text:s text:c="3"/>- Passez le fil à travers l'aiguille et faites un nœud à l'extrémité, de manière à avoir une double épaisseur de fil pour plus de solidité.</text:p>
      <text:p text:style-name="Normal"/>
      <text:p text:style-name="Normal">3. **Positionnez le bouton :**</text:p>
      <text:p text:style-name="Normal"><text:s text:c="3"/>- Placez le bouton à l'endroit souhaité sur le tissu. Si le bouton a quatre trous, utilisez une épingle à nourrice pour créer un espace entre le tissu et le bouton.</text:p>
      <text:p text:style-name="Normal"/>
      <text:p text:style-name="Normal">4. **Commencez par l'envers :**</text:p>
      <text:p text:style-name="Normal"><text:s text:c="3"/>- Poussez l'aiguille du dessous du tissu vers le dessus, en laissant le nœud à l'arrière pour le cacher.</text:p>
      <text:p text:style-name="Normal"/>
      <text:p text:style-name="Normal">5. **Premier trou du bouton :**</text:p>
      <text:p text:style-name="Normal"><text:s text:c="3"/>- Passez l'aiguille dans l'un des trous du bouton, puis repoussez l'aiguille de l'autre côté du tissu dans un mouvement diagonal pour créer la première attache.</text:p>
      <text:p text:style-name="Normal"/>
      <text:p text:style-name="Normal">6. **Répétez le processus :**</text:p>
      <text:p text:style-name="Normal"><text:s text:c="3"/>- Passez l'aiguille à travers les trous restants du bouton, créant une forme en « X » ou en « = », en fonction du type de bouton.</text:p>
      <text:p text:style-name="Normal"/>
      <text:p text:style-name="Normal">7. **Renforcez la fixation :**</text:p>
      <text:p text:style-name="Normal"><text:s text:c="3"/>- Pour renforcer la fixation, repassez l'aiguille à travers les trous du bouton une ou deux fois supplémentaires.</text:p>
      <text:p text:style-name="Normal"/>
      <text:p text:style-name="Normal">8. **Terminez à l'arrière :**</text:p>
      <text:p text:style-name="Normal"><text:s text:c="3"/>- Lorsque vous êtes satisfait de la fixation, poussez l'aiguille vers l'arrière du tissu. Vous pouvez faire quelques points supplémentaires à l'arrière pour plus de sécurité.</text:p>
      <text:p text:style-name="Normal"/>
      <text:p text:style-name="Normal">9. **Faites un nœud :**</text:p>
      <text:p text:style-name="Normal"><text:s text:c="3"/>- Faites un petit nœud à l'arrière du tissu pour sécuriser le fil, puis coupez l'excédent de fil avec les ciseaux.</text:p>
      <text:p text:style-name="Normal"/>
      <text:p text:style-name="Normal">10. **Vérifiez la solidité :**</text:p>
      <text:p text:style-name="Normal"><text:s text:c="4"/>- Assurez-vous que le bouton est solidement fixé en le tirant doucement et en vérifiant qu'il ne bouge pas.</text:p>
      <text:p text:style-name="Normal"/>
      <text:p text:style-name="Normal">Et voilà ! Vous avez réussi à coudre un bouton. Cette compétence de base peut être utile pour remplacer un bouton manquant sur un vêtement ou pour ajouter des détails décoratifs à vos créa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umba Kindelly</meta:initial-creator>
    <dc:creator>Koumba Kindelly</dc:creator>
    <meta:creation-date>2024-03-04T10:51:00Z</meta:creation-date>
    <dc:date>2024-03-04T10:51:00Z</dc:date>
    <meta:template xlink:href="Normal" xlink:type="simple"/>
    <meta:editing-cycles>1</meta:editing-cycles>
    <meta:editing-duration>PT0S</meta:editing-duration>
    <meta:document-statistic meta:page-count="2" meta:paragraph-count="4" meta:word-count="316" meta:character-count="2054" meta:row-count="14" meta:non-whitespace-character-count="1742"/>
  </office:meta>
</office:document-meta>
</file>